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db3e2"/>
    </style:style>
    <style:style style:name="T2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#e5b8b7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fo:color="#2b2a29"/>
    </style:style>
    <style:style style:name="T1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fo:color="#2b2a29"/>
    </style:style>
    <style:style style:name="T2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#ffffff" fo:color="#2b2a29"/>
    </style:style>
    <style:style style:name="T22" style:family="text">
      <style:text-properties fo:font-size="11.00pt" fo:font-weight="normal" fo:font-family="Arial" style:font-family-asian="Arial" style:font-family-complex="Arial" fo:background-color="#ffffff" fo:color="#2b2a29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#ffffff" fo:color="#2b2a29"/>
    </style:style>
    <style:style style:name="T25" style:family="text">
      <style:text-properties fo:font-size="14.00pt" fo:font-weight="bold" fo:font-family="Calibri" style:font-family-asian="Calibri" style:font-family-complex="Calibri" fo:background-color="#ffffff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Calibri" style:font-family-asian="Calibri" style:font-family-complex="Calibri" fo:background-color="#ffffff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#ffffff" fo:color="#001d35"/>
    </style:style>
    <style:style style:name="T29" style:family="text">
      <style:text-properties fo:font-size="12.00pt" fo:font-weight="bold" fo:font-family="Arial" style:font-family-asian="Arial" style:font-family-complex="Arial" fo:background-color="#ffffff" fo:color="#001d35"/>
    </style:style>
    <style:style style:name="T30" style:family="text">
      <style:text-properties fo:font-size="12.00pt" fo:font-weight="normal" fo:font-family="Arial" style:font-family-asian="Arial" style:font-family-complex="Arial" fo:background-color="#ffffff" fo:color="#001d35"/>
    </style:style>
    <style:style style:name="T31" style:family="text">
      <style:text-properties fo:font-size="12.00pt" fo:font-weight="bold" fo:font-family="Arial" style:font-family-asian="Arial" style:font-family-complex="Arial" fo:background-color="#ffffff" fo:color="#001d35"/>
    </style:style>
    <style:style style:name="T32" style:family="text">
      <style:text-properties fo:font-size="12.00pt" fo:font-weight="normal" fo:font-family="Arial" style:font-family-asian="Arial" style:font-family-complex="Arial" fo:background-color="#ffffff" fo:color="#001d35"/>
    </style:style>
    <style:style style:name="T33" style:family="text">
      <style:text-properties fo:font-size="12.00pt" fo:font-weight="bold" fo:font-family="Arial" style:font-family-asian="Arial" style:font-family-complex="Arial" fo:background-color="#ffffff" fo:color="#001d35"/>
    </style:style>
    <style:style style:name="T34" style:family="text">
      <style:text-properties fo:font-size="12.00pt" fo:font-weight="normal" fo:font-family="Arial" style:font-family-asian="Arial" style:font-family-complex="Arial" fo:background-color="#ffffff" fo:color="#001d35"/>
    </style:style>
    <style:style style:name="T35" style:family="text">
      <style:text-properties fo:font-size="12.00pt" fo:font-weight="bold" fo:font-family="Arial" style:font-family-asian="Arial" style:font-family-complex="Arial" fo:background-color="#ffffff" fo:color="#001d35"/>
    </style:style>
    <style:style style:name="T36" style:family="text">
      <style:text-properties fo:font-size="12.00pt" fo:font-weight="normal" fo:font-family="Arial" style:font-family-asian="Arial" style:font-family-complex="Arial" fo:background-color="#ffffff" fo:color="#001d35"/>
    </style:style>
    <style:style style:name="T37" style:family="text">
      <style:text-properties fo:font-size="12.00pt" fo:font-weight="bold" fo:font-family="Arial" style:font-family-asian="Arial" style:font-family-complex="Arial" fo:background-color="#ffffff" fo:color="#001d35"/>
    </style:style>
    <style:style style:name="T38" style:family="text">
      <style:text-properties fo:font-size="12.00pt" fo:font-weight="normal" fo:font-family="Arial" style:font-family-asian="Arial" style:font-family-complex="Arial" fo:background-color="#ffffff" fo:color="#001d35"/>
    </style:style>
    <style:style style:name="T39" style:family="text">
      <style:text-properties fo:font-size="12.00pt" fo:font-weight="bold" fo:font-family="Arial" style:font-family-asian="Arial" style:font-family-complex="Arial" fo:background-color="#ffffff" fo:color="#001d35"/>
    </style:style>
    <style:style style:name="T40" style:family="text">
      <style:text-properties fo:font-size="12.00pt" fo:font-weight="normal" fo:font-family="Arial" style:font-family-asian="Arial" style:font-family-complex="Arial" fo:background-color="#ffffff" fo:color="#001d35"/>
    </style:style>
    <style:style style:name="T41" style:family="text">
      <style:text-properties fo:font-size="12.00pt" fo:font-weight="bold" fo:font-family="Arial" style:font-family-asian="Arial" style:font-family-complex="Arial" fo:background-color="#ffffff" fo:color="#001d35"/>
    </style:style>
    <style:style style:name="T42" style:family="text">
      <style:text-properties fo:font-size="12.00pt" fo:font-weight="normal" fo:font-family="Arial" style:font-family-asian="Arial" style:font-family-complex="Arial" fo:background-color="#ffffff" fo:color="#001d35"/>
    </style:style>
    <style:style style:name="T43" style:family="text">
      <style:text-properties fo:font-size="14.00pt" fo:font-weight="bold" fo:font-family="Calibri" style:font-family-asian="Calibri" style:font-family-complex="Calibri" fo:background-color="#ffffff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Arial" style:font-family-asian="Arial" style:font-family-complex="Arial" fo:background-color="#ffffff" fo:color="#001d35"/>
    </style:style>
    <style:style style:name="T46" style:family="text">
      <style:text-properties fo:font-size="14.00pt" fo:font-weight="normal" fo:font-family="Arial" style:font-family-asian="Arial" style:font-family-complex="Arial" fo:background-color="#ffffff" fo:color="#001d35"/>
    </style:style>
    <style:style style:name="T47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48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49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50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51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52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53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54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55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56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57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58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59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60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61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62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63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64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65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66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6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7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7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bold" fo:font-family="Calibri" style:font-family-asian="Calibri" style:font-family-complex="Calibri" fo:background-color="#ffffff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#ffffff" fo:color="#273239"/>
    </style:style>
    <style:style style:name="T75" style:family="text">
      <style:text-properties fo:font-size="14.00pt" fo:font-weight="bold" fo:font-family="Calibri" style:font-family-asian="Calibri" style:font-family-complex="Calibri" fo:background-color="#ffffff" style:use-window-font-color="true"/>
    </style:style>
    <style:style style:name="T76" style:family="text">
      <style:text-properties fo:font-size="12.00pt" fo:font-weight="bold" fo:font-family="Arial" style:font-family-asian="Arial" style:font-family-complex="Arial" fo:background-color="#ffffff" fo:color="#273239"/>
    </style:style>
    <style:style style:name="T7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8" style:family="text">
      <style:text-properties fo:font-size="12.00pt" fo:font-weight="bold" fo:font-family="Calibri" style:font-family-asian="Calibri" style:font-family-complex="Calibri" fo:background-color="#ffffff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80" style:family="text">
      <style:text-properties fo:font-size="18.00pt" fo:font-weight="bold" fo:font-family="Arial" style:font-family-asian="Arial" style:font-family-complex="Arial" fo:background-color="#ffffff" fo:color="#273239"/>
    </style:style>
    <style:style style:name="T8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9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fo:color="#548dd4"/>
    </style:style>
    <style:style style:name="T109" style:family="text">
      <style:text-properties fo:font-size="12.00pt" fo:font-weight="bold" fo:font-family="Arial" style:font-family-asian="Arial" style:font-family-complex="Arial" fo:background-color="transparent" fo:color="#548dd4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fo:color="#548dd4"/>
    </style:style>
    <style:style style:name="T1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'Times New Roman'" style:font-family-asian="'Times New Roman'" style:font-family-complex="'Times New Roman'" fo:background-color="transparent" fo:color="#548dd4"/>
    </style:style>
    <style:style style:name="T16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26.00pt" fo:font-weight="bold" fo:font-family="'Times New Roman'" style:font-family-asian="'Times New Roman'" style:font-family-complex="'Times New Roman'" fo:background-color="transparent" fo:color="#000000"/>
    </style:style>
    <style:style style:name="T16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6.00pt" fo:font-weight="bold" fo:font-family="Calibri" style:font-family-asian="Calibri" style:font-family-complex="Calibri" fo:background-color="transparent" fo:color="#548dd4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7" style:family="text">
      <style:text-properties fo:font-size="14.00pt" fo:font-weight="bold" fo:font-family="Calibri" style:font-family-asian="Calibri" style:font-family-complex="Calibri" fo:background-color="#ffffff" style:use-window-font-color="true"/>
    </style:style>
    <style:style style:name="T168" style:family="text">
      <style:text-properties fo:font-size="11.00pt" fo:font-weight="normal" fo:font-family="Arial" style:font-family-asian="Arial" style:font-family-complex="Arial" fo:background-color="transparent" fo:color="#2b2a29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left="18.00pt" fo:text-indent="0.00pt" fo:margin-bottom="10.00pt"/>
    </style:style>
    <style:style style:name="P8" style:family="paragraph">
      <style:paragraph-properties fo:line-height="115.00%" fo:text-align="center" fo:margin-left="18.00pt" fo:text-indent="0.00pt" fo:margin-bottom="10.00pt"/>
    </style:style>
    <style:style style:name="P9" style:family="paragraph">
      <style:paragraph-properties fo:line-height="115.00%" fo:text-align="left" fo:margin-left="18.00pt" fo:text-indent="0.00p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left="18.00pt" fo:text-indent="0.00pt" fo:margin-bottom="10.00pt"/>
    </style:style>
    <style:style style:name="P12" style:family="paragraph">
      <style:paragraph-properties fo:line-height="100.00%" fo:text-align="justify" fo:margin-top="5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00.00%" fo:text-align="left" fo:margin-bottom="3.75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15.00%" fo:text-align="left" fo:margin-bottom="10.00p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11.30pt" fo:text-indent="0.00p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/>
    </style:style>
    <style:style style:name="P43" style:family="paragraph">
      <style:paragraph-properties fo:line-height="115.00%" fo:text-align="left" fo:margin-bottom="10.00pt"/>
    </style:style>
    <style:style style:name="P44" style:family="paragraph">
      <style:paragraph-properties fo:line-height="115.00%" fo:text-align="left" fo:margin-bottom="10.00pt"/>
    </style:style>
    <style:style style:name="P45" style:family="paragraph">
      <style:paragraph-properties fo:line-height="100.00%" fo:text-align="left" fo:margin-top="5.00pt" fo:margin-bottom="5.00p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47" style:family="paragraph">
      <style:paragraph-properties fo:line-height="100.00%" fo:text-align="left" fo:margin-top="5.00pt" fo:margin-bottom="5.00pt"/>
    </style:style>
    <text:list-style style:name="L4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49" style:family="paragraph">
      <style:paragraph-properties fo:line-height="100.00%" fo:text-align="left" fo:margin-left="36.00pt" fo:text-indent="0.00pt" fo:margin-top="5.00pt" fo:margin-bottom="5.00pt"/>
    </style:style>
    <text:list-style style:name="L5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0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51" style:family="paragraph">
      <style:paragraph-properties fo:line-height="100.00%" fo:text-align="left" fo:margin-left="36.00pt" fo:text-indent="0.00pt" fo:margin-top="5.00pt" fo:margin-bottom="5.00pt"/>
    </style:style>
    <text:list-style style:name="L5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2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53" style:family="paragraph">
      <style:paragraph-properties fo:line-height="100.00%" fo:text-align="left" fo:margin-left="36.00pt" fo:text-indent="0.00pt" fo:margin-top="5.00pt" fo:margin-bottom="5.00pt"/>
    </style:style>
    <style:style style:name="P54" style:family="paragraph">
      <style:paragraph-properties fo:line-height="100.00%" fo:text-align="left" fo:margin-top="5.00pt" fo:margin-bottom="5.00pt"/>
    </style:style>
    <text:list-style style:name="L5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56" style:family="paragraph">
      <style:paragraph-properties fo:line-height="100.00%" fo:text-align="left" fo:margin-top="5.00pt" fo:margin-bottom="5.00pt"/>
    </style:style>
    <style:style style:name="P57" style:family="paragraph">
      <style:paragraph-properties fo:line-height="100.00%" fo:text-align="center" fo:margin-top="5.00pt" fo:margin-bottom="5.00pt"/>
    </style:style>
    <style:style style:name="P58" style:family="paragraph">
      <style:paragraph-properties fo:line-height="100.00%" fo:text-align="left" fo:margin-top="5.00pt" fo:margin-bottom="5.00pt"/>
    </style:style>
    <style:style style:name="P59" style:family="paragraph">
      <style:paragraph-properties fo:line-height="115.00%" fo:text-align="left" fo:margin-bottom="10.00pt"/>
    </style:style>
    <style:style style:name="P60" style:family="paragraph">
      <style:paragraph-properties fo:line-height="100.00%" fo:text-align="justify" fo:margin-top="5.00pt"/>
    </style:style>
    <style:style style:name="P61" style:family="paragraph">
      <style:paragraph-properties fo:line-height="115.00%" fo:text-align="left" fo:margin-bottom="10.00pt"/>
    </style:style>
    <style:style style:name="P62" style:family="paragraph">
      <style:paragraph-properties fo:line-height="115.00%" fo:text-align="left" fo:margin-left="18.00pt" fo:text-indent="0.00pt" fo:margin-bottom="10.00pt"/>
    </style:style>
    <style:style style:name="P63" style:family="paragraph">
      <style:paragraph-properties fo:line-height="115.00%" fo:text-align="right" fo:margin-left="18.00pt" fo:text-indent="0.00pt" fo:margin-bottom="10.00pt"/>
    </style:style>
    <style:style style:name="P64" style:family="paragraph">
      <style:paragraph-properties fo:line-height="115.00%" fo:text-align="left" fo:margin-left="18.00pt" fo:text-indent="0.00pt" fo:margin-bottom="10.00pt"/>
    </style:style>
    <style:style style:name="P65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6.650000in"/>
    </style:style>
    <style:style style:name="Table01" style:family="table">
      <style:table-properties style:width="6.65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TOPS Technology</text:span></text:p>
      <text:p text:style-name="P1"><text:span text:style-name="T2">Module :- 4 Database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4">Basic of Database</text:span><text:span text:style-name="T5"/></text:p>
          </table:table-cell>
        </table:table-row>
      </table:table>
      <text:p text:style-name="P5"><text:span text:style-name="T6"/></text:p>
      <text:list text:style-name="L6">
        <text:list-item>
          <text:p text:style-name="P6"><text:span text:style-name="T7">What do you understand By Database ?</text:span></text:p>
        </text:list-item>
      </text:list>
      <text:p text:style-name="P7"><text:span text:style-name="T7">Answer :-</text:span><text:span text:style-name="T8"><text:s/></text:span><text:span text:style-name="T9">A database management system (or DBMS) is<text:s/></text:span><text:span text:style-name="T10">essentially nothing more than a computerized data-keeping system</text:span><text:span text:style-name="T11">.</text:span><text:span text:style-name="T12"/></text:p>
      <text:p text:style-name="P8"><draw:frame text:anchor-type="as-char" svg:width="67.30mm" svg:height="60.94mm" style:rel-width="scale" style:rel-height="scale"><draw:object-ole xlink:href="OleObj1"/><draw:image xlink:href="ObjectReplacements/OleObj1"/></draw:frame><text:span text:style-name="T14"/></text:p>
      <text:p text:style-name="P9"><text:span text:style-name="T14">Database Management System (DBMS) is software used to identify, manage, and create a database that provides administered access to the data. </text:span></text:p>
      <text:list text:style-name="L10">
        <text:list-item>
          <text:p text:style-name="P10"><text:span text:style-name="T15">What is Normalization?</text:span></text:p>
        </text:list-item>
      </text:list>
      <text:p text:style-name="P11"><text:span text:style-name="T15">Answer :-</text:span><text:span text:style-name="T16"><text:s/></text:span></text:p>
      <text:p text:style-name="P11"><text:span text:style-name="T17">Normalization is the process of organizing the data in the database.</text:span><text:span text:style-name="T18"/></text:p>
      <text:p text:style-name="P11"><text:span text:style-name="T19">Normalization is used to minimize the redundancy from a relation or set of relations. It is also used to eliminate undesirable characteristics like Insertion, Update, and Deletion Anomalies.</text:span></text:p>
      <text:p text:style-name="P11"><text:span text:style-name="T19">Normalization divides the larger table into smaller and links them using<text:s text:c="2"/>relationships.</text:span><text:span text:style-name="T20"/></text:p>
      <text:p text:style-name="P12"><text:span text:style-name="T21"><text:s text:c="5"/>The normal form is used to reduce redundancy from the database table</text:span><text:span text:style-name="T22">.</text:span></text:p>
      <text:p text:style-name="P12"><draw:frame text:anchor-type="as-char" svg:width="237.74mm" svg:height="69.62mm" style:rel-width="scale" style:rel-height="scale"><draw:object-ole xlink:href="OleObj2"/><draw:image xlink:href="ObjectReplacements/OleObj2"/></draw:frame><text:span text:style-name="T24"/></text:p>
      <text:p text:style-name="P12"><text:span text:style-name="T24"/></text:p>
      <text:p text:style-name="P12"><text:span text:style-name="T25">3. What is Difference between DBMS and RDBMS?</text:span></text:p>
      <text:p text:style-name="P13"><text:span text:style-name="T26"/></text:p>
      <text:p text:style-name="P14"><text:span text:style-name="T27">Answer :- </text:span></text:p>
      <text:p text:style-name="P14"><text:span text:style-name="T28">The main difference between a database management system (DBMS) and a relational database management system (RDBMS) is the way data is stored.</text:span></text:p>
      <text:p text:style-name="P14"><text:span text:style-name="T29">Data storage:</text:span><text:span text:style-name="T30"> DBMS stores data in files, while RDBMS stores data in tables.</text:span></text:p>
      <text:p text:style-name="P15"><text:span text:style-name="T31">Data relationships: </text:span><text:span text:style-name="T32">DBMS data has no relationship or link, while RDBMS uses foreign keys to create relationships between tables.</text:span></text:p>
      <text:p text:style-name="P15"><text:span text:style-name="T32"/></text:p>
      <text:p text:style-name="P15"><text:span text:style-name="T33">Data normalization:</text:span><text:span text:style-name="T34"> DBMS doesn't support normalization, but RDBMS does.</text:span></text:p>
      <text:p text:style-name="P15"><text:span text:style-name="T34"/></text:p>
      <text:p text:style-name="P15"><text:span text:style-name="T35">Data security:</text:span><text:span text:style-name="T36"> DBMS has low security, while RDBMS is more secure.</text:span></text:p>
      <text:p text:style-name="P15"><text:span text:style-name="T36"/></text:p>
      <text:p text:style-name="P15"><text:span text:style-name="T37">Data speed:</text:span><text:span text:style-name="T38"> DBMS is slower than RDBMS.</text:span></text:p>
      <text:p text:style-name="P15"><text:span text:style-name="T38"/></text:p>
      <text:p text:style-name="P15"><text:span text:style-name="T39">Data handling: </text:span><text:span text:style-name="T40">DBMS handles data in navigational or hierarchical formats, while RDBMS uses tables and primary identifiers.</text:span></text:p>
      <text:p text:style-name="P15"><text:span text:style-name="T40"/></text:p>
      <text:p text:style-name="P15"><text:span text:style-name="T41">Number of users:</text:span><text:span text:style-name="T42"> DBMS supports single users, while RDBMS supports multiple users.</text:span></text:p>
      <text:p text:style-name="P15"><text:span text:style-name="T42"/></text:p>
      <text:p text:style-name="P15"><text:span text:style-name="T43">4. What is MF Cod Rule of RDBMS Systems?</text:span></text:p>
      <text:p text:style-name="P16"><text:span text:style-name="T44"/></text:p>
      <text:p text:style-name="P17"><text:span text:style-name="T45">Answer :- </text:span></text:p>
      <text:p text:style-name="P17"><text:span text:style-name="T46"/></text:p>
      <text:p text:style-name="P17"><text:span text:style-name="T47">Cod’s Rules in DBMS</text:span></text:p>
      <text:p text:style-name="P17"><text:span text:style-name="T47"/></text:p>
      <text:p text:style-name="P17"><text:span text:style-name="T47">Rule 1: The Information Rule</text:span></text:p>
      <text:p text:style-name="P17"><text:span text:style-name="T47"/></text:p>
      <text:p text:style-name="P18"><text:span text:style-name="T48">All information, whether it is user information or metadata, that is stored in a database must be entered as a value in a cell of a table. It is said that everything within the database is organized in a table layout.</text:span></text:p>
      <text:p text:style-name="P19"><text:span text:style-name="T49">Rule 2: The Guaranteed Access Rule</text:span></text:p>
      <text:p text:style-name="P20"><text:span text:style-name="T50">Each data element is guaranteed to be accessible logically with a combination of the table name, primary key (row value), and attribute name (column value). </text:span></text:p>
      <text:p text:style-name="P20"><text:span text:style-name="T50"/></text:p>
      <text:p text:style-name="P21"><text:span text:style-name="T51">Rule 3: Systematic Treatment of NULL Values</text:span></text:p>
      <text:p text:style-name="P22"><text:span text:style-name="T52">Every Null value in a database must be given a systematic and uniform treatment. </text:span></text:p>
      <text:p text:style-name="P22"><text:span text:style-name="T52"/></text:p>
      <text:p text:style-name="P23"><text:span text:style-name="T53">Rule 4: Active Online Catalog Rule</text:span></text:p>
      <text:p text:style-name="P24"><text:span text:style-name="T54">The database catalog, which contains metadata about the database, must be stored and accessed using the same relational database management system.</text:span></text:p>
      <text:p text:style-name="P24"><text:span text:style-name="T54"/></text:p>
      <text:p text:style-name="P25"><text:span text:style-name="T55">Rule 5: The Comprehensive Data Sublanguage Rule</text:span></text:p>
      <text:p text:style-name="P26"><text:span text:style-name="T56">A crucial component of any efficient database system is its ability to offer an easily understandable data manipulation language (DML) that facilitates defining, querying, and modifying information within the database.</text:span></text:p>
      <text:p text:style-name="P26"><text:span text:style-name="T56"/></text:p>
      <text:p text:style-name="P27"><text:span text:style-name="T57">Rule 6: The View Updating Rule</text:span></text:p>
      <text:p text:style-name="P28"><text:span text:style-name="T58">All views that are theoretically updatable must also be updatable by the system.</text:span></text:p>
      <text:p text:style-name="P28"><text:span text:style-name="T58"/></text:p>
      <text:p text:style-name="P29"><text:span text:style-name="T59">Rule 7: High-level Insert, Update, and Delete</text:span></text:p>
      <text:p text:style-name="P30"><text:span text:style-name="T60">A successful database system must possess the feature of facilitating high-level insertions, updates, and deletions that can grant users the ability to conduct these operations with ease through a single query.</text:span></text:p>
      <text:p text:style-name="P30"><text:span text:style-name="T60"/></text:p>
      <text:p text:style-name="P31"><text:span text:style-name="T61">Rule 8: Physical Data Independence</text:span></text:p>
      <text:p text:style-name="P32"><text:span text:style-name="T62">Application programs and activities should remain unaffected when changes are made to the physical storage structures or methods.</text:span></text:p>
      <text:p text:style-name="P32"><text:span text:style-name="T62"/></text:p>
      <text:p text:style-name="P33"><text:span text:style-name="T63">Rule 9: Logical Data Independence </text:span></text:p>
      <text:p text:style-name="P34"><text:span text:style-name="T64">Application programs and activities should remain unaffected when changes are made to the logical structure of the data, such as adding or modifying tables.</text:span></text:p>
      <text:p text:style-name="P34"><text:span text:style-name="T64"/></text:p>
      <text:p text:style-name="P35"><text:span text:style-name="T65">Rule 10: Integrity Independence</text:span></text:p>
      <text:p text:style-name="P36"><text:span text:style-name="T66">Integrity constraints should be specified separately from application programs and stored in the catalog. They should be automatically enforced by the database system.</text:span></text:p>
      <text:p text:style-name="P36"><text:span text:style-name="T66"/></text:p>
      <text:p text:style-name="P36"><text:span text:style-name="T66"/></text:p>
      <text:p text:style-name="P37"><text:span text:style-name="T67">5. What do you understand By Data Redundancy?</text:span></text:p>
      <text:p text:style-name="P37"><text:span text:style-name="T67">Answer<text:s/></text:span><text:span text:style-name="T68">:-<text:s/></text:span><text:span text:style-name="T69">Data redundancy refers to the practice of keeping data in two or more places within a database or data storage system. Data redundancy ensures an organization can provide continued operations or services in the event something happens to its data -- for example, in the case of data corruption or </text:span><text:span text:style-name="T70">Data Loss.</text:span><text:span text:style-name="T71"><text:s/>The concept applies to areas such as databases, computer memory and file storage systems.</text:span></text:p>
      <text:p text:style-name="P37"><text:span text:style-name="T72">6. What is DDL Interpreter?</text:span></text:p>
      <text:p text:style-name="P38"><text:span text:style-name="T73">Answer :- </text:span></text:p>
      <text:p text:style-name="P39"><text:span text:style-name="T73"/></text:p>
      <text:list text:style-name="L40">
        <text:list-item>
          <text:p text:style-name="P40"><text:span text:style-name="T74">DDL is used to specify a database’s structure, which includes its tables, views, indexes, and constraints.</text:span></text:p>
        </text:list-item>
        <text:list-item>
          <text:p text:style-name="P40"><text:span text:style-name="T74">DDL commands come in the following types: CREATE, ALTER, DROP, RENAME, and TRUNCATE.</text:span></text:p>
        </text:list-item>
        <text:list-item>
          <text:p text:style-name="P40"><text:span text:style-name="T74">DDL statements only modify the database’s schema; they have no direct effect on the data within the database.</text:span></text:p>
        </text:list-item>
        <text:list-item>
          <text:p text:style-name="P40"><text:span text:style-name="T74">DDL declarations are irreversible and difficult to undo.</text:span></text:p>
        </text:list-item>
      </text:list>
      <text:p text:style-name="P41"><text:span text:style-name="T74"/></text:p>
      <text:p text:style-name="P41"><text:span text:style-name="T74"/></text:p>
      <text:p text:style-name="P41"><text:span text:style-name="T75">7. What is DML Compiler in SQL?</text:span></text:p>
      <text:p text:style-name="P41"><text:span text:style-name="T75"/></text:p>
      <text:p text:style-name="P41"><text:span text:style-name="T76">Answer :-</text:span></text:p>
      <text:p text:style-name="P41"><text:span text:style-name="T76"/></text:p>
      <text:p text:style-name="P41"><text:span text:style-name="T77">A<text:s/></text:span><text:span text:style-name="T78">DML Compiler</text:span><text:span text:style-name="T79"><text:s/>in SQL (Data Manipulation Language Compiler) is a component of a database management system (DBMS) that translates high-level DML statements into low-level machine-executable code or intermediate instructions that can be executed by the database engine. DML statements are used to manipulate data in a database, such as inserting, updating, deleting, and retrieving data.</text:span><text:span text:style-name="T80"/></text:p>
      <text:list text:style-name="L42">
        <text:list-item>
          <text:p text:style-name="P42"><text:span text:style-name="T81">INSERT</text:span><text:span text:style-name="T82">: Adds new rows of data into a table (e.g.,<text:s/></text:span><text:span text:style-name="T83">INSERT INTO table_name VALUES (...)</text:span><text:span text:style-name="T84">).</text:span></text:p>
        </text:list-item>
        <text:list-item>
          <text:p text:style-name="P42"><text:span text:style-name="T85">UPDATE</text:span><text:span text:style-name="T86">: Modifies existing rows of data in a table (e.g.,<text:s/></text:span><text:span text:style-name="T87">UPDATE table_name SET column_name = ... WHERE condition</text:span><text:span text:style-name="T88">).</text:span></text:p>
        </text:list-item>
        <text:list-item>
          <text:p text:style-name="P42"><text:span text:style-name="T89">DELETE</text:span><text:span text:style-name="T90">: Removes rows of data from a table (e.g.,<text:s/></text:span><text:span text:style-name="T91">DELETE FROM table_name WHERE condition</text:span><text:span text:style-name="T92">).</text:span></text:p>
        </text:list-item>
        <text:list-item>
          <text:p text:style-name="P43"><text:span text:style-name="T93">SELECT</text:span><text:span text:style-name="T94">: Retrieves data from the database (e.g.,<text:s/></text:span><text:span text:style-name="T95">SELECT column_name FROM table_name WHERE condition</text:span><text:span text:style-name="T96">).</text:span><text:span text:style-name="T97"/></text:p>
        </text:list-item>
      </text:list>
      <text:p text:style-name="P44"><text:span text:style-name="T98">8. What is SQL Key Constraints writing an Example of SQL Key Constraints</text:span></text:p>
      <text:p text:style-name="P44"><text:span text:style-name="T98">Answer :-</text:span></text:p>
      <text:p text:style-name="P44"><text:span text:style-name="T99">SQL Key Constraints are rules applied to columns in a database table to enforce data integrity and uniqueness. They ensure that data entered into a database adheres to specific rules and maintains the relational model's integrity. There are several types of key constraints in SQL, such as<text:s/></text:span><text:span text:style-name="T100">Primary Key</text:span><text:span text:style-name="T101">,<text:s/></text:span><text:span text:style-name="T102">Foreign Key</text:span><text:span text:style-name="T103">,<text:s/></text:span><text:span text:style-name="T104">Unique Key</text:span><text:span text:style-name="T105">, and<text:s/></text:span><text:span text:style-name="T106">Composite Key</text:span><text:span text:style-name="T107">.</text:span></text:p>
      <text:p text:style-name="P44"><text:span text:style-name="T107">Example :-</text:span></text:p>
      <text:p text:style-name="P44"><text:span text:style-name="T108">-- Create 'departments' table with a Primary Key</text:span></text:p>
      <text:p text:style-name="P44"><text:span text:style-name="T108">CREATE TABLE departments (</text:span></text:p>
      <text:p text:style-name="P44"><text:span text:style-name="T108"><text:s text:c="4"/>department_id INT PRIMARY KEY,<text:s text:c="6"/>-- Primary Key: Uniquely identifies each department</text:span></text:p>
      <text:p text:style-name="P44"><text:span text:style-name="T108"><text:s text:c="4"/>department_name VARCHAR(50) UNIQUE<text:s text:c="2"/>-- Unique</text:span><text:span text:style-name="T109"><text:s/></text:span><text:span text:style-name="T110">Key: Ensures each department name is unique</text:span></text:p>
      <text:p text:style-name="P44"><text:span text:style-name="T110">);</text:span></text:p>
      <text:p text:style-name="P44"><text:span text:style-name="T110">-- Create 'employees' table with a Primary Key and Foreign Key</text:span></text:p>
      <text:p text:style-name="P44"><text:span text:style-name="T110">CREATE TABLE employees</text:span></text:p>
      <text:p text:style-name="P44"><text:span text:style-name="T110"><text:s/>(</text:span></text:p>
      <text:p text:style-name="P44"><text:span text:style-name="T110"><text:s text:c="4"/>employee_id INT PRIMARY KEY,<text:s text:c="8"/>-- Primary Key: Uniquely identifies each employee</text:span></text:p>
      <text:p text:style-name="P44"><text:span text:style-name="T110"><text:s text:c="4"/>first_name VARCHAR(50),</text:span></text:p>
      <text:p text:style-name="P44"><text:span text:style-name="T110"><text:s text:c="4"/>last_name VARCHAR(50),</text:span></text:p>
      <text:p text:style-name="P44"><text:span text:style-name="T110"><text:s text:c="4"/>department_id INT,<text:s text:c="18"/>-- Foreign Key: Links to the departments table</text:span></text:p>
      <text:p text:style-name="P44"><text:span text:style-name="T110"><text:s text:c="4"/>CONSTRAINT fk_department FOREIGN KEY (department_id) </text:span></text:p>
      <text:p text:style-name="P44"><text:span text:style-name="T110"><text:s text:c="5"/>REFERENCES departments(department_id)<text:s text:c="2"/>-- Foreign Key Constraint</text:span></text:p>
      <text:p text:style-name="P44"><text:span text:style-name="T110">);</text:span></text:p>
      <text:p text:style-name="P44"><text:span text:style-name="T111">9. What is save Point? How to create a save Point write a Query?</text:span></text:p>
      <text:p text:style-name="P44"><text:span text:style-name="T111">Answer :-</text:span></text:p>
      <text:p text:style-name="P45"><text:span text:style-name="T112">A<text:s/></text:span><text:span text:style-name="T113">Savepoint</text:span><text:span text:style-name="T114"><text:s/>is a feature in SQL that allows you to set a point within a transaction to which you can later roll back if needed, without affecting the entire transaction. It is useful when you want to commit only parts of a transaction or revert certain changes while keeping others intact.</text:span></text:p>
      <text:list text:style-name="L46">
        <text:list-item>
          <text:p text:style-name="P46"><text:span text:style-name="T115">Transaction</text:span><text:span text:style-name="T116">: A series of SQL statements executed as a single unit of work.</text:span></text:p>
        </text:list-item>
        <text:list-item>
          <text:p text:style-name="P46"><text:span text:style-name="T117">Savepoint</text:span><text:span text:style-name="T118">: A marker within a transaction that allows you to roll back part of the transaction instead of rolling back the entire transaction.</text:span></text:p>
        </text:list-item>
      </text:list>
      <text:p text:style-name="P47"><text:span text:style-name="T119">How to Create a Savepoint</text:span></text:p>
      <text:p text:style-name="P47"><text:span text:style-name="T120">Syntax:</text:span></text:p>
      <text:list text:style-name="L48">
        <text:list-item>
          <text:p text:style-name="P48"><text:span text:style-name="T121">Create Savepoint</text:span><text:span text:style-name="T122">:</text:span></text:p>
        </text:list-item>
      </text:list>
      <text:p text:style-name="P49"><text:span text:style-name="T123">SAVEPOINT savepoint_name;</text:span></text:p>
      <text:list text:style-name="L50">
        <text:list-item>
          <text:p text:style-name="P50"><text:span text:style-name="T124">Rollback to Savepoint</text:span><text:span text:style-name="T125"><text:s/>:-</text:span><text:span text:style-name="T126"/></text:p>
        </text:list-item>
      </text:list>
      <text:p text:style-name="P51"><text:span text:style-name="T127"/></text:p>
      <text:p text:style-name="P51"><text:span text:style-name="T128">ROLLBACK TO SAVEPOINT savepoint_name;</text:span></text:p>
      <text:p text:style-name="P51"><text:span text:style-name="T129"/></text:p>
      <text:list text:style-name="L52">
        <text:list-item>
          <text:p text:style-name="P52"><text:span text:style-name="T130">Release Savepoint</text:span><text:span text:style-name="T131"><text:s/>(Optional):</text:span><text:span text:style-name="T132"/></text:p>
        </text:list-item>
      </text:list>
      <text:p text:style-name="P53"><text:span text:style-name="T133"/></text:p>
      <text:p text:style-name="P53"><text:span text:style-name="T134">RELEASE SAVEPOINT savepoint_name;</text:span></text:p>
      <text:p text:style-name="P54"><text:span text:style-name="T135"/></text:p>
      <text:p text:style-name="P54"><text:span text:style-name="T136">10.What is trigger and how to create a Trigger in SQL?</text:span></text:p>
      <text:p text:style-name="P54"><text:span text:style-name="T136">Answer :-<text:s/></text:span><text:span text:style-name="T137">A<text:s/></text:span><text:span text:style-name="T138">trigger</text:span><text:span text:style-name="T139"><text:s/>in SQL is a database object that automatically executes a predefined action (such as inserting, updating, or deleting data) in response to certain events on a table or view. Triggers are often used to enforce business rules, automate actions, or ensure data integrity.</text:span></text:p>
      <text:p text:style-name="P54"><text:span text:style-name="T140">Types of Triggers:</text:span></text:p>
      <text:list text:style-name="L55">
        <text:list-item>
          <text:p text:style-name="P55"><text:span text:style-name="T141">Before Trigger</text:span><text:span text:style-name="T142">: Executes before an operation (e.g., before an<text:s/></text:span><text:span text:style-name="T143">INSERT</text:span><text:span text:style-name="T144"><text:s/>or<text:s/></text:span><text:span text:style-name="T145">UPDATE</text:span><text:span text:style-name="T146"><text:s/>is made).</text:span></text:p>
        </text:list-item>
        <text:list-item>
          <text:p text:style-name="P55"><text:span text:style-name="T147">After Trigger</text:span><text:span text:style-name="T148">: Executes after an operation (e.g., after a<text:s/></text:span><text:span text:style-name="T149">DELETE</text:span><text:span text:style-name="T150"><text:s/>or<text:s/></text:span><text:span text:style-name="T151">UPDATE</text:span><text:span text:style-name="T152"><text:s/>is completed).</text:span></text:p>
        </text:list-item>
        <text:list-item>
          <text:p text:style-name="P55"><text:span text:style-name="T153">Instead of Trigger</text:span><text:span text:style-name="T154">: Used on views to override the behavior of<text:s/></text:span><text:span text:style-name="T155">INSERT</text:span><text:span text:style-name="T156">,<text:s/></text:span><text:span text:style-name="T157">UPDATE</text:span><text:span text:style-name="T158">, or<text:s/></text:span><text:span text:style-name="T159">DELETE</text:span><text:span text:style-name="T160">.</text:span></text:p>
        </text:list-item>
      </text:list>
      <text:p text:style-name="P56"><text:span text:style-name="T161">-- Create an audit_log table for storing log information</text:span></text:p>
      <text:p text:style-name="P56"><text:span text:style-name="T161">CREATE TABLE audit_log (</text:span></text:p>
      <text:p text:style-name="P56"><text:span text:style-name="T161"><text:s text:c="4"/>log_id INT PRIMARY KEY AUTO_INCREMENT,</text:span></text:p>
      <text:p text:style-name="P56"><text:span text:style-name="T161"><text:s text:c="4"/>employee_id INT,</text:span></text:p>
      <text:p text:style-name="P56"><text:span text:style-name="T161"><text:s text:c="4"/>action VARCHAR(50),</text:span></text:p>
      <text:p text:style-name="P56"><text:span text:style-name="T161"><text:s text:c="4"/>timestamp DATETIME</text:span></text:p>
      <text:p text:style-name="P56"><text:span text:style-name="T161">);</text:span></text:p>
      <text:p text:style-name="P56"><text:span text:style-name="T161"/></text:p>
      <text:p text:style-name="P56"><text:span text:style-name="T161">-- Create a trigger to log INSERT operations on the employees table</text:span></text:p>
      <text:p text:style-name="P56"><text:span text:style-name="T161">CREATE TRIGGER after_employee_insert</text:span></text:p>
      <text:p text:style-name="P56"><text:span text:style-name="T161">AFTER INSERT ON employees</text:span></text:p>
      <text:p text:style-name="P56"><text:span text:style-name="T161">FOR EACH ROW</text:span></text:p>
      <text:p text:style-name="P56"><text:span text:style-name="T161">BEGIN</text:span></text:p>
      <text:p text:style-name="P56"><text:span text:style-name="T161"><text:s text:c="4"/>-- Insert into audit_log when a new employee is added</text:span></text:p>
      <text:p text:style-name="P56"><text:span text:style-name="T161"><text:s text:c="4"/>INSERT INTO audit_log (employee_id, action, timestamp)</text:span></text:p>
      <text:p text:style-name="P56"><text:span text:style-name="T161"><text:s text:c="4"/>VALUES (NEW.employee_id, 'INSERT', NOW());</text:span></text:p>
      <text:p text:style-name="P56"><text:span text:style-name="T161">END;</text:span></text:p>
      <text:p text:style-name="P56"><text:span text:style-name="T161"/></text:p>
      <text:p text:style-name="P56"><text:span text:style-name="T161"/></text:p>
      <text:p text:style-name="P57"><text:span text:style-name="T162">Submitted By :- Rutvik Patel</text:span><text:span text:style-name="T163"/></text:p>
      <text:p text:style-name="P58"><text:span text:style-name="T164"/></text:p>
      <text:p text:style-name="P59"><text:span text:style-name="T165"/></text:p>
      <text:p text:style-name="P59"><text:span text:style-name="T166"/></text:p>
      <text:p text:style-name="P60"><text:span text:style-name="T167"/></text:p>
      <text:p text:style-name="P61"><text:span text:style-name="T168"/></text:p>
      <text:p text:style-name="P62"><text:span text:style-name="T169"/></text:p>
      <text:p text:style-name="P63"><text:span text:style-name="T169"/></text:p>
      <text:p text:style-name="P64"><text:span text:style-name="T170"/></text:p>
      <text:p text:style-name="P65"><text:span text:style-name="T1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